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7A55432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4.838cm" fo:min-width="2.352cm" fo:padding-top="0.151cm" fo:padding-bottom="0.151cm" fo:padding-left="0.276cm" fo:padding-right="0.276cm" fo:wrap-option="wrap" loext:decorative="false"/>
    </style:style>
    <style:style style:name="gr2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4.838cm" fo:min-width="2.353cm" fo:padding-top="0.151cm" fo:padding-bottom="0.151cm" fo:padding-left="0.276cm" fo:padding-right="0.276cm" fo:wrap-option="wrap" loext:decorative="false"/>
    </style:style>
    <style:style style:name="gr3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4.838cm" fo:min-width="2.351cm" fo:padding-top="0.151cm" fo:padding-bottom="0.151cm" fo:padding-left="0.276cm" fo:padding-right="0.276cm" fo:wrap-option="wrap" loext:decorative="false"/>
    </style:style>
    <style:style style:name="gr4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4.837cm" fo:min-width="2.353cm" fo:padding-top="0.151cm" fo:padding-bottom="0.151cm" fo:padding-left="0.276cm" fo:padding-right="0.276cm" fo:wrap-option="wrap" loext:decorative="false"/>
    </style:style>
    <style:style style:name="gr5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4.839cm" fo:min-width="2.352cm" fo:padding-top="0.151cm" fo:padding-bottom="0.151cm" fo:padding-left="0.276cm" fo:padding-right="0.276cm" fo:wrap-option="wrap" loext:decorative="false"/>
    </style:style>
    <style:style style:name="gr6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4.839cm" fo:min-width="2.353cm" fo:padding-top="0.151cm" fo:padding-bottom="0.151cm" fo:padding-left="0.276cm" fo:padding-right="0.276cm" fo:wrap-option="wrap" loext:decorative="false"/>
    </style:style>
    <style:style style:name="gr7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4.839cm" fo:min-width="2.351cm" fo:padding-top="0.151cm" fo:padding-bottom="0.151cm" fo:padding-left="0.276cm" fo:padding-right="0.276cm" fo:wrap-option="wrap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90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49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80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98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33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0.99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0.9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048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2.4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4.455cm" loext:decorative="false"/>
      <style:paragraph-properties style:writing-mode="lr-tb"/>
    </style:style>
    <style:style style:name="gr19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0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2.48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cm" loext:decorative="false"/>
      <style:paragraph-properties style:writing-mode="lr-tb"/>
    </style:style>
    <style:style style:name="gr2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6.2999992370605pt"/>
    </style:style>
    <style:style style:name="P3" style:family="paragraph">
      <loext:graphic-properties draw:fill="none" draw:fill-color="#ffffff"/>
      <style:paragraph-properties fo:text-align="center"/>
      <style:text-properties style:font-name="Ubuntu" fo:font-size="16.2999992370605pt"/>
    </style:style>
    <style:style style:name="P4" style:family="paragraph">
      <style:paragraph-properties fo:text-align="center"/>
      <style:text-properties fo:font-size="10.8000001907349pt"/>
    </style:style>
    <style:style style:name="P5" style:family="paragraph">
      <loext:graphic-properties draw:fill="none" draw:fill-color="#ffff00" draw:opacity="100%"/>
      <style:paragraph-properties fo:text-align="center"/>
      <style:text-properties fo:color="#000000" loext:opacity="100%" style:font-name="Ubuntu" fo:font-size="10.8000001907349pt" fo:background-color="transparent" style:font-size-asian="12pt" style:font-size-complex="12pt"/>
    </style:style>
    <style:style style:name="P6" style:family="paragraph">
      <loext:graphic-properties draw:fill="none" draw:fill-color="#ffff00" draw:opacity="100%"/>
      <style:paragraph-properties fo:text-align="center"/>
      <style:text-properties style:font-name="Ubuntu" fo:font-size="10.8000001907349pt" fo:background-color="transparent" style:font-size-asian="12pt" style:font-size-complex="12pt"/>
    </style:style>
    <style:style style:name="P7" style:family="paragraph">
      <style:paragraph-properties fo:margin-top="0cm" fo:margin-bottom="0cm" fo:text-align="center"/>
      <style:text-properties fo:font-size="10.8000001907349pt"/>
    </style:style>
    <style:style style:name="P8" style:family="paragraph">
      <loext:graphic-properties draw:fill="none" draw:fill-color="#ffff00" draw:opacity="100%"/>
      <style:paragraph-properties fo:margin-top="0cm" fo:margin-bottom="0cm" fo:text-align="center"/>
      <style:text-properties style:font-name="Ubuntu" fo:font-size="10.8000001907349pt" fo:background-color="transparent" style:font-size-asian="12pt" style:font-size-complex="12pt"/>
    </style:style>
    <style:style style:name="P9" style:family="paragraph">
      <loext:graphic-properties draw:fill="none" draw:fill-color="#ffff00" draw:opacity="100%"/>
      <style:paragraph-properties fo:margin-top="0cm" fo:margin-bottom="0cm" fo:text-align="center"/>
      <style:text-properties style:font-name="Ubuntu" fo:font-size="10.8000001907349pt" fo:font-weight="normal" fo:background-color="transparent" style:font-size-asian="12pt" style:font-weight-asian="normal" style:font-size-complex="12pt" style:font-weight-complex="normal"/>
    </style:style>
    <style:style style:name="P10" style:family="paragraph">
      <style:text-properties fo:font-size="10.8000001907349pt"/>
    </style:style>
    <style:style style:name="P11" style:family="paragraph">
      <loext:graphic-properties draw:fill="none" draw:fill-color="#ffffff"/>
      <style:text-properties style:font-name="Ubuntu" fo:font-size="10.8000001907349pt" style:font-size-asian="12pt" style:font-size-complex="12pt"/>
    </style:style>
    <style:style style:name="P12" style:family="paragraph">
      <loext:graphic-properties draw:fill-color="#ffffff"/>
    </style:style>
    <style:style style:name="T1" style:family="text">
      <style:text-properties style:font-name="Ubuntu" fo:font-size="21.7000007629395pt"/>
    </style:style>
    <style:style style:name="T2" style:family="text">
      <style:text-properties fo:color="#000000" loext:opacity="100%" style:font-name="Ubuntu" fo:font-size="12pt" fo:font-weight="bold" fo:background-color="transparent" style:font-size-asian="12pt" style:font-weight-asian="bold" style:font-size-complex="12pt" style:font-weight-complex="bold"/>
    </style:style>
    <style:style style:name="T3" style:family="text">
      <style:text-properties fo:color="#000000" loext:opacity="100%" style:font-name="Ubuntu" fo:font-size="12pt" fo:background-color="transparent" style:font-size-asian="12pt" style:font-size-complex="12pt"/>
    </style:style>
    <style:style style:name="T4" style:family="text">
      <style:text-properties style:font-name="Ubuntu" fo:font-size="12pt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font-name="Ubuntu" fo:font-size="12pt" fo:background-color="transparent" style:font-size-asian="12pt" style:font-size-complex="12pt"/>
    </style:style>
    <style:style style:name="T6" style:family="text">
      <style:text-properties style:font-name="Ubuntu" fo:font-size="12pt" fo:font-weight="normal" fo:background-color="transparent" style:font-size-asian="12pt" style:font-weight-asian="normal" style:font-size-complex="12pt" style:font-weight-complex="normal"/>
    </style:style>
    <style:style style:name="T7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Ubuntu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218cm" svg:height="5.454cm" svg:x="0.974cm" svg:y="0.9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19cm" svg:height="5.454cm" svg:x="4.776cm" svg:y="0.9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19cm" svg:height="5.454cm" svg:x="8.576cm" svg:y="0.9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217cm" svg:height="5.454cm" svg:x="12.382cm" svg:y="0.9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219cm" svg:height="5.453cm" svg:x="16.181cm" svg:y="0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218cm" svg:height="5.455cm" svg:x="0.974cm" svg:y="8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219cm" svg:height="5.455cm" svg:x="4.776cm" svg:y="8.5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219cm" svg:height="5.455cm" svg:x="8.576cm" svg:y="8.5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217cm" svg:height="5.455cm" svg:x="12.382cm" svg:y="8.5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19cm" svg:height="5.454cm" svg:x="16.181cm" svg:y="8.5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3.22cm" svg:height="1.156cm" svg:x="0.972cm" svg:y="0cm">
          <draw:text-box>
            <text:p text:style-name="P2"><text:span text:style-name="T1">Mon</text:span></text:p>
          </draw:text-box>
        </draw:frame>
        <draw:frame draw:style-name="gr8" draw:text-style-name="P3" draw:layer="layout" svg:width="3.219cm" svg:height="1.156cm" svg:x="4.768cm" svg:y="0.001cm">
          <draw:text-box>
            <text:p text:style-name="P2"><text:span text:style-name="T1">Tue</text:span></text:p>
          </draw:text-box>
        </draw:frame>
        <draw:frame draw:style-name="gr8" draw:text-style-name="P3" draw:layer="layout" svg:width="3.22cm" svg:height="1.156cm" svg:x="8.561cm" svg:y="0.002cm">
          <draw:text-box>
            <text:p text:style-name="P2"><text:span text:style-name="T1">Wed</text:span></text:p>
          </draw:text-box>
        </draw:frame>
        <draw:frame draw:style-name="gr8" draw:text-style-name="P3" draw:layer="layout" svg:width="3.22cm" svg:height="1.156cm" svg:x="12.358cm" svg:y="0.003cm">
          <draw:text-box>
            <text:p text:style-name="P2"><text:span text:style-name="T1">Thu</text:span></text:p>
          </draw:text-box>
        </draw:frame>
        <draw:frame draw:style-name="gr8" draw:text-style-name="P3" draw:layer="layout" svg:width="3.22cm" svg:height="1.156cm" svg:x="16.15cm" svg:y="0.003cm">
          <draw:text-box>
            <text:p text:style-name="P2"><text:span text:style-name="T1">Fri</text:span></text:p>
          </draw:text-box>
        </draw:frame>
        <draw:frame draw:style-name="gr9" draw:text-style-name="P1" draw:layer="layout" svg:width="1.416cm" svg:height="1.282cm" svg:x="1.791cm" svg:y="6.742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9" draw:text-style-name="P1" draw:layer="layout" svg:width="1.416cm" svg:height="1.282cm" svg:x="5.699cm" svg:y="6.743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9" draw:text-style-name="P1" draw:layer="layout" svg:width="1.417cm" svg:height="1.282cm" svg:x="9.493cm" svg:y="6.744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9" draw:text-style-name="P1" draw:layer="layout" svg:width="1.416cm" svg:height="1.281cm" svg:x="13.401cm" svg:y="6.746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9" draw:text-style-name="P1" draw:layer="layout" svg:width="1.417cm" svg:height="1.281cm" svg:x="17.084cm" svg:y="6.746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10" draw:text-style-name="P5" draw:layer="layout" svg:width="3.203cm" svg:height="1.743cm" svg:x="0.972cm" svg:y="1.418cm">
          <draw:text-box>
            <text:p text:style-name="P4"><text:span text:style-name="T2">L1:</text:span></text:p>
            <text:p text:style-name="P4"><text:span text:style-name="T3">Introduction</text:span></text:p>
          </draw:text-box>
        </draw:frame>
        <draw:frame draw:style-name="gr11" draw:text-style-name="P6" draw:layer="layout" svg:width="3.203cm" svg:height="2.052cm" svg:x="0.972cm" svg:y="3.406cm">
          <draw:text-box>
            <text:p text:style-name="P4"><text:span text:style-name="T4">T1:</text:span></text:p>
            <text:p text:style-name="P4"><text:span text:style-name="T5">Training</text:span></text:p>
          </draw:text-box>
        </draw:frame>
        <draw:frame draw:style-name="gr12" draw:text-style-name="P8" draw:layer="layout" svg:width="3.203cm" svg:height="2.237cm" svg:x="0.972cm" svg:y="9.364cm">
          <draw:text-box>
            <text:p text:style-name="P7"><text:span text:style-name="T4">L2:</text:span></text:p>
            <text:p text:style-name="P7"><text:span text:style-name="T5">OpenROAD</text:span></text:p>
            <text:p text:style-name="P7"><text:span text:style-name="T5">tools</text:span></text:p>
          </draw:text-box>
        </draw:frame>
        <draw:frame draw:style-name="gr13" draw:text-style-name="P6" draw:layer="layout" svg:width="3.203cm" svg:height="1.582cm" svg:x="0.972cm" svg:y="11.635cm">
          <draw:text-box>
            <text:p text:style-name="P4"><text:span text:style-name="T4">T2:</text:span></text:p>
            <text:p text:style-name="P4"><text:span text:style-name="T5">Training</text:span></text:p>
          </draw:text-box>
        </draw:frame>
        <draw:frame draw:style-name="gr14" draw:text-style-name="P6" draw:layer="layout" svg:width="3.204cm" svg:height="1.248cm" svg:x="4.768cm" svg:y="1.185cm">
          <draw:text-box>
            <text:p text:style-name="P4"><text:span text:style-name="T4">Q1, Q2:</text:span></text:p>
            <text:p text:style-name="P4"><text:span text:style-name="T6">Recap</text:span></text:p>
          </draw:text-box>
        </draw:frame>
        <draw:frame draw:style-name="gr15" draw:text-style-name="P6" draw:layer="layout" svg:width="3.204cm" svg:height="1.249cm" svg:x="4.768cm" svg:y="4.776cm">
          <draw:text-box>
            <text:p text:style-name="P4"><text:span text:style-name="T4">T3:</text:span></text:p>
            <text:p text:style-name="P4"><text:span text:style-name="T5">Training</text:span></text:p>
          </draw:text-box>
        </draw:frame>
        <draw:frame draw:style-name="gr16" draw:text-style-name="P6" draw:layer="layout" svg:width="3.204cm" svg:height="1.298cm" svg:x="4.768cm" svg:y="3.289cm">
          <draw:text-box>
            <text:p text:style-name="P4"><text:span text:style-name="T4">L3:</text:span></text:p>
            <text:p text:style-name="P4"><text:span text:style-name="T5">Verilog</text:span></text:p>
          </draw:text-box>
        </draw:frame>
        <draw:frame draw:style-name="gr17" draw:text-style-name="P9" draw:layer="layout" svg:width="3.206cm" svg:height="2.73cm" svg:x="16.15cm" svg:y="9.367cm">
          <draw:text-box>
            <text:p text:style-name="P7"><text:span text:style-name="T6">Spare time</text:span></text:p>
            <text:p text:style-name="P7"><text:span text:style-name="T6">and</text:span></text:p>
            <text:p text:style-name="P7"><text:span text:style-name="T6">Wrap-Up</text:span></text:p>
          </draw:text-box>
        </draw:frame>
        <draw:frame draw:style-name="gr18" draw:text-style-name="P11" draw:layer="layout" svg:width="4.185cm" svg:height="4.705cm" svg:x="20.545cm" svg:y="6.222cm">
          <draw:text-box>
            <text:p text:style-name="P10"><text:span text:style-name="T7">L :</text:span><text:span text:style-name="T8"> Lectures</text:span></text:p>
            <text:p text:style-name="P10"><text:span text:style-name="T8"/></text:p>
            <text:p text:style-name="P10"><text:span text:style-name="T7">T :</text:span><text:span text:style-name="T8"> Training and <text:s/></text:span></text:p>
            <text:p text:style-name="P10"><text:span text:style-name="T8"><text:s text:c="6"/></text:span><text:span text:style-name="T8">Hands-On</text:span></text:p>
            <text:p text:style-name="P10"><text:span text:style-name="T8"/></text:p>
            <text:p text:style-name="P10"><text:span text:style-name="T7">Q :</text:span><text:span text:style-name="T8"> Questions</text:span></text:p>
          </draw:text-box>
        </draw:frame>
        <draw:frame draw:style-name="gr15" draw:text-style-name="P6" draw:layer="layout" svg:width="3.204cm" svg:height="1.249cm" svg:x="4.768cm" svg:y="2.201cm">
          <draw:text-box>
            <text:p text:style-name="P4"><text:span text:style-name="T4">Feedback</text:span></text:p>
          </draw:text-box>
        </draw:frame>
        <draw:line draw:style-name="gr19" draw:text-style-name="P1" draw:layer="layout" svg:x1="4.776cm" svg:y1="3.02cm" svg:x2="7.972cm" svg:y2="3.02cm">
          <text:p/>
        </draw:line>
        <draw:frame draw:style-name="gr14" draw:text-style-name="P6" draw:layer="layout" svg:width="3.206cm" svg:height="1.248cm" svg:x="8.589cm" svg:y="1.185cm">
          <draw:text-box>
            <text:p text:style-name="P4"><text:span text:style-name="T4">Q3, Q4:</text:span></text:p>
            <text:p text:style-name="P4"><text:span text:style-name="T6">Recap</text:span></text:p>
          </draw:text-box>
        </draw:frame>
        <draw:frame draw:style-name="gr15" draw:text-style-name="P6" draw:layer="layout" svg:width="3.206cm" svg:height="1.249cm" svg:x="8.589cm" svg:y="2.201cm">
          <draw:text-box>
            <text:p text:style-name="P4"><text:span text:style-name="T4">Feedback</text:span></text:p>
          </draw:text-box>
        </draw:frame>
        <draw:line draw:style-name="gr19" draw:text-style-name="P1" draw:layer="layout" svg:x1="8.599cm" svg:y1="3.02cm" svg:x2="11.795cm" svg:y2="3.02cm">
          <text:p/>
        </draw:line>
        <draw:frame draw:style-name="gr14" draw:text-style-name="P6" draw:layer="layout" svg:width="3.205cm" svg:height="1.248cm" svg:x="12.385cm" svg:y="1.185cm">
          <draw:text-box>
            <text:p text:style-name="P4"><text:span text:style-name="T4">Q5, Q6:</text:span></text:p>
            <text:p text:style-name="P4"><text:span text:style-name="T6">Recap</text:span></text:p>
          </draw:text-box>
        </draw:frame>
        <draw:frame draw:style-name="gr15" draw:text-style-name="P6" draw:layer="layout" svg:width="3.205cm" svg:height="1.249cm" svg:x="12.385cm" svg:y="2.201cm">
          <draw:text-box>
            <text:p text:style-name="P4"><text:span text:style-name="T4">Feedback</text:span></text:p>
          </draw:text-box>
        </draw:frame>
        <draw:line draw:style-name="gr19" draw:text-style-name="P1" draw:layer="layout" svg:x1="12.393cm" svg:y1="3.02cm" svg:x2="15.589cm" svg:y2="3.02cm">
          <text:p/>
        </draw:line>
        <draw:frame draw:style-name="gr15" draw:text-style-name="P6" draw:layer="layout" svg:width="3.205cm" svg:height="1.249cm" svg:x="8.585cm" svg:y="4.776cm">
          <draw:text-box>
            <text:p text:style-name="P4"><text:span text:style-name="T4">T5:</text:span></text:p>
            <text:p text:style-name="P4"><text:span text:style-name="T5">Training</text:span></text:p>
          </draw:text-box>
        </draw:frame>
        <draw:frame draw:style-name="gr16" draw:text-style-name="P6" draw:layer="layout" svg:width="3.205cm" svg:height="1.298cm" svg:x="8.585cm" svg:y="3.29cm">
          <draw:text-box>
            <text:p text:style-name="P4"><text:span text:style-name="T4">L5:</text:span></text:p>
            <text:p text:style-name="P4"><text:span text:style-name="T5">PDK</text:span></text:p>
          </draw:text-box>
        </draw:frame>
        <draw:frame draw:style-name="gr15" draw:text-style-name="P6" draw:layer="layout" svg:width="3.205cm" svg:height="1.249cm" svg:x="12.385cm" svg:y="4.777cm">
          <draw:text-box>
            <text:p text:style-name="P4"><text:span text:style-name="T4">T7:</text:span></text:p>
            <text:p text:style-name="P4"><text:span text:style-name="T5">Training</text:span></text:p>
          </draw:text-box>
        </draw:frame>
        <draw:frame draw:style-name="gr20" draw:text-style-name="P6" draw:layer="layout" svg:width="3.205cm" svg:height="2.731cm" svg:x="12.385cm" svg:y="3.291cm">
          <draw:text-box>
            <text:p text:style-name="P4"><text:span text:style-name="T4">L7:</text:span></text:p>
            <text:p text:style-name="P4"><text:span text:style-name="T5">OpenROAD</text:span></text:p>
            <text:p text:style-name="P4"><text:span text:style-name="T5">Flow scripts</text:span></text:p>
          </draw:text-box>
        </draw:frame>
        <draw:frame draw:style-name="gr12" draw:text-style-name="P8" draw:layer="layout" svg:width="3.204cm" svg:height="2.237cm" svg:x="4.752cm" svg:y="9.365cm">
          <draw:text-box>
            <text:p text:style-name="P7"><text:span text:style-name="T4">L4:</text:span></text:p>
            <text:p text:style-name="P7"><text:span text:style-name="T5">OpenROAD</text:span></text:p>
            <text:p text:style-name="P7"><text:span text:style-name="T5">first run</text:span></text:p>
          </draw:text-box>
        </draw:frame>
        <draw:frame draw:style-name="gr13" draw:text-style-name="P6" draw:layer="layout" svg:width="3.204cm" svg:height="1.582cm" svg:x="4.752cm" svg:y="11.635cm">
          <draw:text-box>
            <text:p text:style-name="P4"><text:span text:style-name="T4">T4:</text:span></text:p>
            <text:p text:style-name="P4"><text:span text:style-name="T5">Training</text:span></text:p>
          </draw:text-box>
        </draw:frame>
        <draw:frame draw:style-name="gr12" draw:text-style-name="P8" draw:layer="layout" svg:width="3.204cm" svg:height="2.237cm" svg:x="8.589cm" svg:y="9.366cm">
          <draw:text-box>
            <text:p text:style-name="P7"><text:span text:style-name="T4">L6:</text:span></text:p>
            <text:p text:style-name="P7"><text:span text:style-name="T5">OpenROAD</text:span></text:p>
            <text:p text:style-name="P7"><text:span text:style-name="T5">GUI</text:span></text:p>
          </draw:text-box>
        </draw:frame>
        <draw:frame draw:style-name="gr13" draw:text-style-name="P6" draw:layer="layout" svg:width="3.204cm" svg:height="1.582cm" svg:x="8.589cm" svg:y="11.636cm">
          <draw:text-box>
            <text:p text:style-name="P4"><text:span text:style-name="T4">T6:</text:span></text:p>
            <text:p text:style-name="P4"><text:span text:style-name="T5">Training</text:span></text:p>
          </draw:text-box>
        </draw:frame>
        <draw:frame draw:style-name="gr17" draw:text-style-name="P8" draw:layer="layout" svg:width="3.204cm" svg:height="2.73cm" svg:x="12.37cm" svg:y="9.367cm">
          <draw:text-box>
            <text:p text:style-name="P7"><text:span text:style-name="T4">L7:</text:span></text:p>
            <text:p text:style-name="P7"><text:span text:style-name="T5">OpenROAD</text:span></text:p>
            <text:p text:style-name="P7"><text:span text:style-name="T5">Flow scripts 2</text:span></text:p>
          </draw:text-box>
        </draw:frame>
        <draw:frame draw:style-name="gr13" draw:text-style-name="P6" draw:layer="layout" svg:width="3.204cm" svg:height="1.582cm" svg:x="12.37cm" svg:y="11.637cm">
          <draw:text-box>
            <text:p text:style-name="P4"><text:span text:style-name="T4">T7:</text:span></text:p>
            <text:p text:style-name="P4"><text:span text:style-name="T5">Training</text:span></text:p>
          </draw:text-box>
        </draw:frame>
        <draw:line draw:style-name="gr19" draw:text-style-name="P1" draw:layer="layout" svg:x1="0.996cm" svg:y1="3.02cm" svg:x2="4.192cm" svg:y2="3.02cm">
          <text:p/>
        </draw:line>
        <draw:frame draw:style-name="gr14" draw:text-style-name="P6" draw:layer="layout" svg:width="3.205cm" svg:height="1.248cm" svg:x="16.213cm" svg:y="1.186cm">
          <draw:text-box>
            <text:p text:style-name="P4"><text:span text:style-name="T4">Q7:</text:span></text:p>
            <text:p text:style-name="P4"><text:span text:style-name="T6">Recap</text:span></text:p>
          </draw:text-box>
        </draw:frame>
        <draw:line draw:style-name="gr19" draw:text-style-name="P1" draw:layer="layout" svg:x1="16.21cm" svg:y1="3.02cm" svg:x2="19.406cm" svg:y2="3.02cm">
          <text:p/>
        </draw:line>
        <draw:frame draw:style-name="gr16" draw:text-style-name="P6" draw:layer="layout" svg:width="3.205cm" svg:height="1.298cm" svg:x="16.165cm" svg:y="3.292cm">
          <draw:text-box>
            <text:p text:style-name="P4"><text:span text:style-name="T4">L8:</text:span></text:p>
            <text:p text:style-name="P4"><text:span text:style-name="T5">Tapeout</text:span></text:p>
          </draw:text-box>
        </draw:frame>
        <draw:frame draw:style-name="gr21" draw:text-style-name="P6" draw:layer="layout" svg:width="3.205cm" svg:height="1.25cm" svg:x="16.195cm" svg:y="4.782cm">
          <draw:text-box>
            <text:p text:style-name="P4"><text:span text:style-name="T4">Feedback</text:span></text:p>
          </draw:text-box>
        </draw:frame>
        <draw:line draw:style-name="gr19" draw:text-style-name="P1" draw:layer="layout" svg:x1="4.776cm" svg:y1="11.153cm" svg:x2="7.972cm" svg:y2="11.153cm">
          <text:p/>
        </draw:line>
        <draw:line draw:style-name="gr19" draw:text-style-name="P1" draw:layer="layout" svg:x1="8.599cm" svg:y1="11.153cm" svg:x2="11.795cm" svg:y2="11.153cm">
          <text:p/>
        </draw:line>
        <draw:line draw:style-name="gr19" draw:text-style-name="P1" draw:layer="layout" svg:x1="12.393cm" svg:y1="11.153cm" svg:x2="15.589cm" svg:y2="11.153cm">
          <text:p/>
        </draw:line>
        <draw:line draw:style-name="gr19" draw:text-style-name="P1" draw:layer="layout" svg:x1="0.996cm" svg:y1="11.153cm" svg:x2="4.192cm" svg:y2="11.153cm">
          <text:p/>
        </draw:line>
        <draw:line draw:style-name="gr19" draw:text-style-name="P1" draw:layer="layout" svg:x1="16.21cm" svg:y1="11.153cm" svg:x2="19.406cm" svg:y2="11.153cm">
          <text:p/>
        </draw:lin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59cm" fo:margin-bottom="0cm" fo:text-indent="0cm"/>
      <style:text-properties fo:font-size="25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69cm" fo:margin-bottom="0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8cm" fo:margin-bottom="0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8cm" fo:margin-bottom="0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8cm" fo:margin-bottom="0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8cm" fo:margin-bottom="0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8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8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9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5cm" svg:x="1cm" svg:y="3.74cm"/>
      <draw:page-thumbnail draw:layer="backgroundobjects" svg:width="8.999cm" svg:height="5.065cm" svg:x="1cm" svg:y="12.316cm"/>
      <draw:page-thumbnail draw:layer="backgroundobjects" svg:width="8.999cm" svg:height="5.065cm" svg:x="1cm" svg:y="20.892cm"/>
      <draw:page-thumbnail draw:layer="backgroundobjects" svg:width="8.999cm" svg:height="5.065cm" svg:x="11cm" svg:y="3.74cm"/>
      <draw:page-thumbnail draw:layer="backgroundobjects" svg:width="8.999cm" svg:height="5.065cm" svg:x="11cm" svg:y="12.316cm"/>
      <draw:page-thumbnail draw:layer="backgroundobjects" svg:width="8.999cm" svg:height="5.065cm" svg:x="11cm" svg:y="20.89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2.859cm" svg:height="2.387cm" svg:x="1.267cm" svg:y="0.567cm" presentation:class="title" presentation:placeholder="true">
        <draw:text-box/>
      </draw:frame>
      <draw:frame presentation:style-name="Default-outline1" draw:layer="backgroundobjects" svg:width="22.859cm" svg:height="8.293cm" svg:x="1.267cm" svg:y="3.344cm" presentation:class="outline" presentation:placeholder="true">
        <draw:text-box/>
      </draw:frame>
      <draw:frame presentation:style-name="Mpr1" draw:text-style-name="MP2" draw:layer="backgroundobjects" svg:width="5.917cm" svg:height="0.985cm" svg:x="1.267cm" svg:y="13.0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0.985cm" svg:x="8.684cm" svg:y="13.0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0.985cm" svg:x="18.207cm" svg:y="13.0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1:07:11.858595757</meta:creation-date>
    <dc:date>2025-01-30T23:03:32.455574568</dc:date>
    <meta:editing-duration>PT13M53S</meta:editing-duration>
    <meta:editing-cycles>8</meta:editing-cycles>
    <meta:generator>LibreOffice/24.2.7.2$Linux_X86_64 LibreOffice_project/420$Build-2</meta:generator>
    <meta:print-date>2024-11-03T20:28:42.103885678</meta:print-date>
    <meta:printed-by>PDF files</meta:printed-by>
    <meta:document-statistic meta:object-count="80"/>
  </office:meta>
</office:document-meta>
</file>